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lavně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vše,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ci.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sud si Vissuluth přivolává na pomoc nejmocnější tvory, které tvoří základ jeho armády.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mumie,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Draky z Ohnivého Pohoří ovládá Yragor, jeden z nejmocnějších čarodějníků, kteří slouží Pánu Démonů. Ale jeho protivník mu ukradl kouzlo k ovládání příšer. Zloděj sice zahynul, ale Yragore netuší, kam se kouzlo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 loutek Pána Démonů. Vše zboř, nic nesmí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a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vzí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 ses troch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a správná chvíle zaútočit na pavouky. Pozor ale na jejich pavučiny, jsou lepkavé!</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dál.</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 jako prvního.</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A 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s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získal troch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opustit tuto pustinu.</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é značky. Zkusím tě provést dál.</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Ta cesta nemá konce, že bychom ten oříšek pořád nerozlouskly?</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 tajnou trasu asi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buduje armádu diblíků? Máme šanci mu to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Diblíci zablokovaly hromadou bordelu portál na Černé planiny. Znič ho.</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Hurá, teď už se můžeme vrátit zpět z jeskyní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Asi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Tajemnou věž, uvnitř které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z tohoto místa uniknou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bestie byly vymýceny.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a zde má své kasárny. Vyžeň je z hot pryč!</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Vynořil se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Opravdu zdá se, že tvá moc bohy zaujala.</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 značce.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iblík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To byla důležitá etapa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navzájem propojené. Najdi způsob, jak odsud vypad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Tvá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se začíná v bitvě ztrácet, jeho mana ti bude snadnou kořistí.</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zohledného, je pohromou okolí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ty nejúžasnější kouzelnické kousky, kter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zhouba se rozšíří i do tvého světa.</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příští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je,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dál stráží hlídka.</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A je tu další pán na holení.</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Nechejme tu trosky Darlavy odpočívat v míru.</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hajzlík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Naše tažení ve jménu dobra bude už brzy u konc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kem, přílákal jeho kamarády. Buď na ně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poruč Dra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 tebe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započala! Nechť trouby znějí,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vítězství!</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Zachraň místní obyvatele. Odstraň z této říše zrůdné potvory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án Démonů při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to není poslední Hydra v této říši, ke konci našeho dobrodružství jich asi ještě pár potkáme.</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mumií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Nyní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přimě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Aktuální množství many</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6">00.00.0000</text:date>, <text:time style:data-style-name="N2" text:time-value="17:43:12.676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10-26T17:49:51.607000000</dc:date>
    <meta:editing-duration>P1DT2H10M20S</meta:editing-duration>
    <meta:editing-cycles>110</meta:editing-cycles>
    <meta:document-statistic meta:table-count="1" meta:cell-count="1531" meta:object-count="0"/>
  </office:meta>
</office:document-meta>
</file>